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4071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2.3937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2.963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rotation-align="none"/>
      <style:text-properties style:text-underline-style="non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Default"/>
        <table:table-column table:style-name="co8" table:default-cell-style-name="ce11"/>
        <table:table-column table:style-name="co9" table:default-cell-style-name="ce11"/>
        <table:table-column table:style-name="co3" table:number-columns-repeated="1013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experiment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hi</text:p>
          </table:table-cell>
          <table:table-cell table:style-name="ce2" office:value-type="string" calcext:value-type="string">
            <text:p>diag_mod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esolution</text:p>
          </table:table-cell>
          <table:table-cell table:style-name="ce2" office:value-type="string" calcext:value-type="string">
            <text:p>cell line</text:p>
          </table:table-cell>
          <table:table-cell table:style-name="ce2" office:value-type="string" calcext:value-type="string">
            <text:p>Comments</text:p>
          </table:table-cell>
          <table:table-cell table:style-name="ce11" office:value-type="string" calcext:value-type="string">
            <text:p>Dele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_27_21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[-1, 1], [1, 0]</text:p>
          </table:table-cell>
          <table:table-cell table:number-columns-repeated="5"/>
          <table:table-cell office:value-type="string" calcext:value-type="string">
            <text:p>max diag chi = 0.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1_03_2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-1, 2, -1, 1.5], [2, -1, -1, -0.5], [-1, -1, -1, 1.5],[1.5, -0.5, 1.5, -1]</text:p>
          </table:table-cell>
          <table:table-cell table:style-name="ce1" table:number-columns-repeated="3"/>
          <table:table-cell/>
          <table:table-cell table:style-name="ce1"/>
          <table:table-cell table:style-name="ce1" office:value-type="string" calcext:value-type="string">
            <text:p>nonlinear system of k=3</text:p>
          </table:table-cell>
          <table:table-cell table:style-name="ce1" table:number-columns-repeated="1013"/>
          <table:table-cell/>
        </table:table-row>
        <table:table-row table:style-name="ro1">
          <table:table-cell office:value-type="string" calcext:value-type="string">
            <text:p>12_12_2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_29_2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ixed 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_15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ixed rand [-1, 1]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1" office:value-type="string" calcext:value-type="string">
            <text:p>nonlinear system of k=4 (seed 29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_17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1-2-3-4</text:p>
          </table:table-cell>
          <table:table-cell table:style-name="ce1"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_26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48" calcext:value-type="float">
            <text:p>2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27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2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_20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14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18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21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0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2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3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5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6_23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27_23_v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1_23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02_04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2_0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7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8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3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4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0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imr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_22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7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_01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_03_23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v2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_22_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3_23</text:p>
          </table:table-cell>
          <table:table-cell table:number-columns-repeated="3"/>
          <table:table-cell office:value-type="string" calcext:value-type="string">
            <text:p>max_ent_poly3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9_23</text:p>
          </table:table-cell>
          <table:table-cell table:number-columns-repeated="3"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04_23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poly6_log_v2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05_2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 no gm128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6_2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7_23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1024" calcext:value-type="float">
            <text:p>1024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9_23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gm1287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04_10_23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2" office:value-type="float" office:value="1024" calcext:value-type="float">
            <text:p>1024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4_28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5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8_23</text:p>
          </table:table-cell>
          <table:table-cell office:value-type="string" calcext:value-type="string">
            <text:p>x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23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28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05_31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2" office:value-type="string" calcext:value-type="string">
            <text:p>mixed no 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table:style-name="ce5" office:value-type="string" calcext:value-type="string">
            <text:p>06_05_23</text:p>
          </table:table-cell>
          <table:table-cell table:style-name="ce5"/>
          <table:table-cell table:style-name="ce7"/>
          <table:table-cell table:style-name="ce5"/>
          <table:table-cell table:style-name="ce5" office:value-type="string" calcext:value-type="string">
            <text:p>max_ent_poly6_log_v2_grid</text:p>
          </table:table-cell>
          <table:table-cell table:style-name="ce5"/>
          <table:table-cell table:style-name="ce5" office:value-type="float" office:value="1024" calcext:value-type="float">
            <text:p>1024</text:p>
          </table:table-cell>
          <table:table-cell table:style-name="ce7"/>
          <table:table-cell table:style-name="ce5" table:number-columns-repeated="2"/>
          <table:table-cell table:style-name="ce7" table:number-columns-repeated="1014"/>
        </table:table-row>
        <table:table-row table:style-name="ro1">
          <table:table-cell table:style-name="ce12" office:value-type="string" calcext:value-type="string">
            <text:p>06_29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mixed no 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8_17_23</text:p>
          </table:table-cell>
          <table:table-cell table:number-columns-repeated="3"/>
          <table:table-cell office:value-type="string" calcext:value-type="string">
            <text:p>max_ent_poly6_log_v2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261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08_25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anDist_S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261, KDE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9_11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261, K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16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180, ar=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17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180, ar=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19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180, ar=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9_25_2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max_ent_poly6_log_v2_grid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09_26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27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28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29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11_07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mixed, kr, chroms=1,2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gm12878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echnical replicates used for multihiccompa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ec</text:p>
          </table:table-cell>
          <table:table-cell table:number-columns-repeated="7"/>
          <table:table-cell office:value-type="string" calcext:value-type="string">
            <text:p>technical replicates used for multihiccompare</text:p>
          </table:table-cell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Sheet1.A1:Sheet1.J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49">
      <number:day/>
      <number:text>-</number:text>
      <number:month number:textual="true"/>
    </number:dat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time-style style:name="N145">
      <number:hours/>
      <number:text>:</number:text>
      <number:minutes number:style="long"/>
      <number:text> </number:text>
      <number:am-pm/>
    </number:time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37">
      <number:hours/>
      <number:text>:</number:text>
      <number:minutes number:style="long"/>
      <number:text>:</number:text>
      <number:seconds number:style="long"/>
    </number:time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>
      <number:hours/>
      <number:text>:</number:text>
      <number:minutes number:style="long"/>
    </number:time-style>
    <number:date-style style:name="N131">
      <number:month number:textual="true"/>
      <number:text>-</number:text>
      <number:year/>
    </number:date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time-style style:name="N157">
      <number:minutes number:style="long"/>
      <number:text>:</number:text>
      <number:seconds number:style="long" number:decimal-places="1"/>
    </number:time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55">
      <number:day/>
      <number:text>-</number:text>
      <number:month number:textual="true"/>
      <number:text>-</number:text>
      <number:year/>
    </number:dat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4">
      <number:minutes number:style="long"/>
      <number:text>:</number:text>
      <number:seconds number:style="long"/>
    </number:time-style>
    <number:currency-style style:name="N12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21:23:45</meta:creation-date>
    <meta:initial-creator>Eric Schultz</meta:initial-creator>
    <dc:language>en-US</dc:language>
    <dc:date>2023-11-20T09:26:10.745622809</dc:date>
    <meta:editing-cycles>36</meta:editing-cycles>
    <meta:editing-duration>P51DT19H19M20S</meta:editing-duration>
    <meta:generator>LibreOffice/7.3.7.2$Linux_X86_64 LibreOffice_project/30$Build-2</meta:generator>
    <meta:document-statistic meta:table-count="1" meta:cell-count="236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